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officeooo:rsid="000b0a15" officeooo:paragraph-rsid="000b0a15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fo:font-size="12pt" style:text-underline-style="solid" style:text-underline-width="auto" style:text-underline-color="font-color" officeooo:rsid="000b0a15" officeooo:paragraph-rsid="000b0a15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officeooo:rsid="000b0a15" officeooo:paragraph-rsid="000b0a15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style:text-underline-style="none" officeooo:rsid="000b0a15" officeooo:paragraph-rsid="000c6f88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2pt" style:text-underline-style="none" officeooo:rsid="000c6f88" officeooo:paragraph-rsid="000c6f88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fo:font-size="12pt" style:text-underline-style="none" officeooo:rsid="000d7b1d" officeooo:paragraph-rsid="000d7b1d" style:font-size-asian="12pt" style:font-size-complex="12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officeooo:rsid="000b97e3"/>
    </style:style>
    <style:style style:name="T3" style:family="text">
      <style:text-properties fo:font-weight="bold" officeooo:rsid="000c6f88" style:font-weight-asian="bold" style:font-weight-complex="bold"/>
    </style:style>
    <style:style style:name="T4" style:family="text">
      <style:text-properties officeooo:rsid="000c99fd"/>
    </style:style>
    <style:style style:name="T5" style:family="text">
      <style:text-properties officeooo:rsid="000db43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Gyógyszerek közötti kölcsönhatások felismerése a DailyMed portál adatbázisában</text:span> </text:p>
      <text:p text:style-name="P1"/>
      <text:p text:style-name="P2">Kivonat</text:p>
      <text:p text:style-name="P2"/>
      <text:p text:style-name="P4">Gyógyszerek közötti kölcsönhatások megállapítása fontos szerepet játszik orvosok, gyógyszerészek vagy más gyógyászati szakmával foglalkozók körében, <text:span text:style-name="T2">mivel ezek releváns információt szolgáltatnak, hogy elkerülhetővé tegyék a súlyos mellékhatások kiváltását, meglőzését. A DailyMed egy <text:s/>hivatalos gyógyszerfelirat szolgáltató az Egysült Államokban, amely havi rendszerességgel bővíti adatbázisát a legújabban megjelenő gyógyszerekkel. Ebben a munkában ezt a gyógyszeradatbázist használtuk fel ahhoz, hogy böngészhetővé tegyük az egyes termékeket, és egy könnyen kezelhető interfészt biztosítsunk egészségügyi felhasználók számára, ahol kimutatjuk a keresett gyógyszer által okozott mellékhatásokat, tüneteket, kölcsönhatásokat más gyógyszerekkel. Struktúrálatlan feliratot tartalmazó szövegrészletekben végeztünk kereséseket a MetaMap eszköz segítségével, amely szintén az amerikai kormány által támogatott projekt. Célja, hogy gyógyászati szövegben felismerje az adatbázisában előforduló gyógyászati kifejezéseket. A kölcsönhatások megállapítása érdekében felhasználtuk a MetaMap mondatstruktúráinak a kimutatását, amelyet előre megadott reguláris kifejezések segítségével csoportosítottuk, és osztályoztuk ahhoz, hogy egy megbízható eredményt szolgáltassunk a kölcsönhatások kimutatására.</text:span></text:p>
      <text:p text:style-name="P4"/>
      <text:p text:style-name="P4"><text:span text:style-name="T3">1. Bezetés</text:span></text:p>
      <text:p text:style-name="P3"/>
      <text:p text:style-name="P5">Az információ korát éljük: hatalmas mennyiségű adat <text:span text:style-name="T4">áll rendelkezésünkre, amelynek feldolgozása komoly nehézségeket jelent az informatikai rendszerek számára. Az orvostudomány területén is észlelhető ez a jelenség, hogy a szakemberek által használt rendeszerek egyre nagyobb mennyiségű adat kezelését kell lehetővé tegyék. Napi rendszerességgel jelennek meg gyógyszerek a világon, amelyeket különböző betegségek kezelésére használnak, viszont ezen termékek nem megfelelő használata súlyos mellékhatásokat vagy akár tragikus kimenetelű eseteket is eredményezhet. <text:s/></text:span></text:p>
      <text:p text:style-name="P6">[1] szerint évente másfél millió ember szenved a nem megfelelően használt gyógyszerek szedése által. Ahhoz, hogy csökkentsük a előfordulandó hibák számát fontos szerepe volna egy olyan informatikai rendszernek, amely könnyen és gyorsan képes volna kimutatni a lehetséges kölcsönhatásokat a különböző gyógyszerek között, vagy legalább feltüntetné az orvos számára a lehetséges gyógyszereket, amelyek kapcsolatban állnak egymással. A DailyMed portál egy megbízható eszköz az amerikai piacon levő gyógyszerek használati utasításainak, figyelmeztetéseinek konzultálására, viszont ezt stuktúrálatlan szövegrészletek által biztosítja, amely praktikai szempontból megnehezíti a egészségügyi alkalmazott munkáját. A gyógyszerek leírását XML dokumentumok által biztosítja, amelyek struktúrált formátumban tárolnak különböző információkat az illető gyógyszerről, mint például az összetevők, alapanyagok, gyártó neve, stb. <text:span text:style-name="T5">Ezeket az adatokat böngészhetővé tehetjük, ha egy olyan parser programot írunk, amely képes kibányászni egy egyes dokumentumfájlokból a releváns információkat, és képes arra, hogy összefésülje a többi fájlban szereplő adatokkal. Ez egy nehéz feladat, mivel hatalmas mennyiségü adat áll rendelkezésünkre, és ennek mennyisége folytonosan növekedik, mivel újabb gyógyszerek jelennek meg napi rendszerességgel a piacon. Ezért egy olyan megoldásra van szükségünk, amely a hatalmas mennyiségű adatot optimálisan képes kezelni, és ugyanakkor biztosítja, hogy a folyton bővülő adathalmazt frissítse a legújabb adatokkal. A legnagyobb problémát viszont az jelenti, hogy a számunkra legfontosabb információ strukúrálatlan formában jelenik meg a dokumentukmokban, és nincsnen semmilyen indíték arra, hogy ezt, hogy dolgozzuk fel, és indexeljük a könnyebb és gyorsabb elérés érdekében. Sok esetben csak egy név áll rendelkezésünkre, amely természetesen az egészségügyi alkalmazottnak nem biztos, hogy sokat jelent. Ezért szükség van arra, hogy egy hivatkozást biztosítsunk a felhasználónak, amelyet követve eljut a gyógyszer részletes leírásához. Ez a gyógyszer szintén szerepel a DailyMed adatbázisában valamelyik XML dokumtum formájban, </text:span><text:soft-page-break/><text:span text:style-name="T5">viszont ezt meg kell találni, és optimálisan el kell tárolni a későbbi feldolgozás céljából.</text:span> <text:s text:c="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zxx" fo:country="none" style:letter-kerning="true" style:font-name-asian="Droid Sans Fallback" style:font-size-asian="10.5pt" style:language-asian="zxx" style:country-asian="none" style:font-name-complex="Free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zxx" fo:country="none" style:letter-kerning="true" style:font-name-asian="Droid Sans Fallback" style:font-size-asian="10.5pt" style:language-asian="zxx" style:country-asian="none" style:font-name-complex="Free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3T21:17:10.155812720</meta:creation-date>
    <dc:date>2016-05-03T22:47:00.380386588</dc:date>
    <meta:editing-duration>PT13M19S</meta:editing-duration>
    <meta:editing-cycles>1</meta:editing-cycles>
    <meta:document-statistic meta:table-count="0" meta:image-count="0" meta:object-count="0" meta:page-count="2" meta:paragraph-count="6" meta:word-count="499" meta:character-count="4181" meta:non-whitespace-character-count="3681"/>
    <meta:generator>LibreOffice/4.2.8.2$Linux_X86_64 LibreOffice_project/420m0$Build-2</meta:generator>
  </office:meta>
</office:document-meta>
</file>